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79cm"/>
    </style:style>
    <style:style style:name="co18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19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20" style:family="table-column">
      <style:table-column-properties fo:break-before="auto" style:column-width="1.247cm"/>
    </style:style>
    <style:style style:name="co21" style:family="table-column">
      <style:table-column-properties fo:break-before="auto" style:column-width="1.554cm"/>
    </style:style>
    <style:style style:name="co22" style:family="table-column">
      <style:table-column-properties fo:break-before="auto" style:column-width="0.637cm"/>
    </style:style>
    <style:style style:name="co24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2.714cm"/>
    </style:style>
    <style:style style:name="co15" style:family="table-column">
      <style:table-column-properties fo:break-before="auto" style:column-width="1.475cm"/>
    </style:style>
    <style:style style:name="co23" style:family="table-column">
      <style:table-column-properties fo:break-before="auto" style:column-width="13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100"/>
    <style:style style:name="ce10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0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5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7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7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order-bottom="0.018cm solid #000000" fo:border-left="none" fo:border-right="none" fo:border-top="none"/>
    </style:style>
    <style:style style:name="ce79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1" style:family="table-cell" style:parent-style-name="Default" style:data-style-name="N109"/>
    <style:style style:name="ce91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93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97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98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00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106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24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8"/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49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5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3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4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8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85" style:family="table-cell" style:parent-style-name="Default">
      <style:text-properties fo:font-style="italic" style:font-style-asian="italic" style:font-style-complex="italic"/>
    </style:style>
    <style:style style:name="ce86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7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89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90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9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number-columns-repeated="2" table:default-cell-style-name="Default"/>
        <table:table-column table:style-name="co21" table:number-columns-repeated="4" table:default-cell-style-name="ce101"/>
        <table:table-column table:style-name="co22" table:default-cell-style-name="ce101"/>
        <table:table-column table:style-name="co24" table:number-columns-repeated="3" table:default-cell-style-name="ce101"/>
        <table:table-column table:style-name="co22" table:default-cell-style-name="ce101"/>
        <table:table-column table:style-name="co24" table:default-cell-style-name="ce101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81" table:number-columns-repeated="2"/>
          <table:table-cell table:style-name="ce94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91" table:number-columns-repeated="2"/>
          <table:table-cell table:style-name="ce95" table:number-columns-repeated="4"/>
          <table:table-cell table:style-name="ce102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8"/>
          <table:table-cell table:style-name="ce80"/>
          <table:table-cell table:style-name="ce80" office:value-type="string">
            <text:p>Duration</text:p>
          </table:table-cell>
          <table:table-cell table:style-name="ce92" office:value-type="string">
            <text:p>Step</text:p>
          </table:table-cell>
          <table:table-cell table:style-name="ce92" office:value-type="string">
            <text:p>Total</text:p>
          </table:table-cell>
          <table:table-cell table:style-name="ce94" table:number-columns-repeated="2"/>
          <table:table-cell table:style-name="ce94"/>
          <table:table-cell table:style-name="ce94"/>
          <table:table-cell table:number-columns-repeated="1009"/>
        </table:table-row>
        <table:table-row table:style-name="ro1">
          <table:table-cell table:number-columns-repeated="2"/>
          <table:table-cell table:style-name="ce79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93" table:formula="of:=['1. Regression Testing'.$H$3]" office:value-type="time" office:time-value="PT07H00M00S">
            <text:p>07:00</text:p>
          </table:table-cell>
          <table:table-cell table:style-name="ce93" table:formula="of:=['1. Regression Testing'.$J$3]" office:value-type="time" office:time-value="PT07H00M00S">
            <text:p>07:00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93" table:formula="of:=['2. Preparation'.$H$3]" office:value-type="time" office:time-value="PT02H10M00S">
            <text:p>02:10</text:p>
          </table:table-cell>
          <table:table-cell table:style-name="ce93" table:formula="of:=['2. Preparation'.$J$3]" office:value-type="time" office:time-value="PT09H10M00S">
            <text:p>09:10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93" table:formula="of:=['3. Final Testing'.$H$3]" office:value-type="time" office:time-value="PT04H45M00S">
            <text:p>04:45</text:p>
          </table:table-cell>
          <table:table-cell table:style-name="ce93" table:formula="of:=['3. Final Testing'.$J$3]" office:value-type="time" office:time-value="PT13H55M00S">
            <text:p>13:5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93" table:formula="of:=['4. Build'.$H$3]" office:value-type="time" office:time-value="PT00H30M00S">
            <text:p>00:30</text:p>
          </table:table-cell>
          <table:table-cell table:style-name="ce93" table:formula="of:=['4. Build'.$J$3]" office:value-type="time" office:time-value="PT14H25M00S">
            <text:p>14:2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93" table:formula="of:=['5. Installation Testing'.$H$3]" office:value-type="time" office:time-value="PT00H40M00S">
            <text:p>00:40</text:p>
          </table:table-cell>
          <table:table-cell table:style-name="ce93" table:formula="of:=['5. Installation Testing'.$J$3]" office:value-type="time" office:time-value="PT15H05M00S">
            <text:p>15:0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93" table:formula="of:=['5. Installation Testing'.$H$3]" office:value-type="time" office:time-value="PT00H40M00S">
            <text:p>00:40</text:p>
          </table:table-cell>
          <table:table-cell table:style-name="ce93" table:formula="of:=['5. Installation Testing'.$J$3]" office:value-type="time" office:time-value="PT15H05M00S">
            <text:p>15:0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93" table:formula="of:=['7. Upload'.$H$3]" office:value-type="time" office:time-value="PT00H50M00S">
            <text:p>00:50</text:p>
          </table:table-cell>
          <table:table-cell table:style-name="ce93" table:formula="of:=['7. Upload'.$J$3]" office:value-type="time" office:time-value="PT15H55M00S">
            <text:p>15:55</text:p>
          </table:table-cell>
          <table:table-cell table:style-name="ce9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93" table:formula="of:=['8. Finalization'.$H$3]" office:value-type="time" office:time-value="PT02H10M00S">
            <text:p>02:10</text:p>
          </table:table-cell>
          <table:table-cell table:style-name="ce93" table:formula="of:=['8. Finalization'.$J$3]" office:value-type="time" office:time-value="PT17H45M00S">
            <text:p>17:45</text:p>
          </table:table-cell>
          <table:table-cell table:style-name="ce94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81" table:number-columns-repeated="2"/>
          <table:table-cell table:style-name="ce94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91" table:number-columns-repeated="2"/>
          <table:table-cell table:style-name="ce95" table:number-columns-repeated="4"/>
          <table:table-cell table:style-name="ce102" table:number-columns-repeated="6"/>
          <table:table-cell table:style-name="ce1" table:number-columns-repeated="1003"/>
        </table:table-row>
        <table:table-row table:style-name="ro1">
          <table:table-cell table:style-name="ce61"/>
          <table:table-cell table:style-name="ce75" table:number-columns-repeated="4"/>
          <table:table-cell table:style-name="ce80" table:number-columns-repeated="2"/>
          <table:table-cell table:style-name="ce96" office:value-type="string">
            <text:p>YAT</text:p>
          </table:table-cell>
          <table:table-cell table:style-name="ce96" office:value-type="string">
            <text:p>MKY</text:p>
          </table:table-cell>
          <table:table-cell table:style-name="ce96" office:value-type="string">
            <text:p>ALAZ</text:p>
          </table:table-cell>
          <table:table-cell table:style-name="ce96" office:value-type="string">
            <text:p>NUnit</text:p>
          </table:table-cell>
          <table:table-cell table:style-name="ce103"/>
          <table:table-cell table:style-name="ce96" office:value-type="string">
            <text:p>LU.xml</text:p>
          </table:table-cell>
          <table:table-cell table:style-name="ce96" office:value-type="string">
            <text:p>.yat</text:p>
          </table:table-cell>
          <table:table-cell table:style-name="ce96" office:value-type="string">
            <text:p>.yaw</text:p>
          </table:table-cell>
          <table:table-cell table:style-name="ce103"/>
          <table:table-cell table:style-name="ce96" office:value-type="string">
            <text:p>SVN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76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97" office:value-type="string">
            <text:p>1.99.30</text:p>
          </table:table-cell>
          <table:table-cell table:style-name="ce98" office:value-type="string">
            <text:p>1.0.9</text:p>
          </table:table-cell>
          <table:table-cell table:style-name="ce98" office:value-type="string">
            <text:p>3.5.7</text:p>
          </table:table-cell>
          <table:table-cell table:style-name="ce98" office:value-type="string">
            <text:p>1.0.6</text:p>
          </table:table-cell>
          <table:table-cell table:style-name="ce104"/>
          <table:table-cell table:number-columns-repeated="2" table:style-name="ce98" office:value-type="string">
            <text:p>1.3.1</text:p>
          </table:table-cell>
          <table:table-cell table:style-name="ce98" office:value-type="string">
            <text:p>1.1.1</text:p>
          </table:table-cell>
          <table:table-cell table:style-name="ce104"/>
          <table:table-cell table:style-name="ce97" office:value-type="string">
            <text:p>626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77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98" office:value-type="string">
            <text:p>1.99.28</text:p>
          </table:table-cell>
          <table:table-cell table:style-name="ce98" office:value-type="string">
            <text:p>1.0.7</text:p>
          </table:table-cell>
          <table:table-cell table:style-name="ce98" office:value-type="string">
            <text:p>3.5.5</text:p>
          </table:table-cell>
          <table:table-cell table:style-name="ce98" office:value-type="string">
            <text:p>1.0.4</text:p>
          </table:table-cell>
          <table:table-cell table:style-name="ce104"/>
          <table:table-cell table:number-columns-repeated="2" table:style-name="ce98" office:value-type="string">
            <text:p>1.3.0</text:p>
          </table:table-cell>
          <table:table-cell table:style-name="ce98" office:value-type="string">
            <text:p>1.1.0</text:p>
          </table:table-cell>
          <table:table-cell table:style-name="ce104"/>
          <table:table-cell table:style-name="ce98" office:value-type="string">
            <text:p>502</text:p>
          </table:table-cell>
          <table:table-cell table:style-name="ce61" table:number-columns-repeated="1003"/>
        </table:table-row>
        <table:table-row table:style-name="ro1">
          <table:table-cell/>
          <table:table-cell table:style-name="ce77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98" office:value-type="string">
            <text:p>1.99.26</text:p>
          </table:table-cell>
          <table:table-cell table:style-name="ce98" office:value-type="string">
            <text:p>1.0.5</text:p>
          </table:table-cell>
          <table:table-cell table:style-name="ce98" office:value-type="string">
            <text:p>3.5.3</text:p>
          </table:table-cell>
          <table:table-cell table:style-name="ce98" office:value-type="string">
            <text:p>1.0.2</text:p>
          </table:table-cell>
          <table:table-cell/>
          <table:table-cell table:style-name="ce98" office:value-type="string">
            <text:p>1.2.4</text:p>
          </table:table-cell>
          <table:table-cell table:style-name="ce98" office:value-type="string">
            <text:p>1.2.9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98" office:value-type="string">
            <text:p>1.99.25</text:p>
          </table:table-cell>
          <table:table-cell table:style-name="ce98" office:value-type="string">
            <text:p>1.0.4</text:p>
          </table:table-cell>
          <table:table-cell table:style-name="ce98" office:value-type="string">
            <text:p>3.5.2</text:p>
          </table:table-cell>
          <table:table-cell table:style-name="ce98" office:value-type="string">
            <text:p>1.0.1</text:p>
          </table:table-cell>
          <table:table-cell/>
          <table:table-cell table:style-name="ce98" office:value-type="string">
            <text:p>1.2.4</text:p>
          </table:table-cell>
          <table:table-cell table:style-name="ce98" office:value-type="string">
            <text:p>1.2.9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98" office:value-type="string">
            <text:p>1.99.24</text:p>
          </table:table-cell>
          <table:table-cell table:style-name="ce98" office:value-type="string">
            <text:p>1.0.4</text:p>
          </table:table-cell>
          <table:table-cell table:style-name="ce98" office:value-type="string">
            <text:p>3.5.2</text:p>
          </table:table-cell>
          <table:table-cell table:style-name="ce98" office:value-type="string">
            <text:p>1.0.1</text:p>
          </table:table-cell>
          <table:table-cell/>
          <table:table-cell table:style-name="ce98" office:value-type="string">
            <text:p>1.2.4</text:p>
          </table:table-cell>
          <table:table-cell table:style-name="ce98" office:value-type="string">
            <text:p>1.2.8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8" office:value-type="string">
            <text:p>1.99.23</text:p>
          </table:table-cell>
          <table:table-cell table:style-name="ce98" office:value-type="string">
            <text:p>1.0.1</text:p>
          </table:table-cell>
          <table:table-cell table:style-name="ce98" office:value-type="string">
            <text:p>3.5.0</text:p>
          </table:table-cell>
          <table:table-cell table:style-name="ce94"/>
          <table:table-cell/>
          <table:table-cell table:style-name="ce98" office:value-type="string">
            <text:p>1.2.4</text:p>
          </table:table-cell>
          <table:table-cell table:style-name="ce98" office:value-type="string">
            <text:p>1.2.7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8" office:value-type="string">
            <text:p>1.99.22</text:p>
          </table:table-cell>
          <table:table-cell table:style-name="ce98" office:value-type="string">
            <text:p>1.0.1</text:p>
          </table:table-cell>
          <table:table-cell table:style-name="ce98" office:value-type="string">
            <text:p>3.5.0</text:p>
          </table:table-cell>
          <table:table-cell table:style-name="ce94"/>
          <table:table-cell/>
          <table:table-cell table:style-name="ce98" office:value-type="string">
            <text:p>1.2.3</text:p>
          </table:table-cell>
          <table:table-cell table:style-name="ce98" office:value-type="string">
            <text:p>1.2.6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98" office:value-type="string">
            <text:p>1.99.20</text:p>
          </table:table-cell>
          <table:table-cell table:style-name="ce98" office:value-type="string">
            <text:p>1.0.0</text:p>
          </table:table-cell>
          <table:table-cell table:style-name="ce98" office:value-type="string">
            <text:p>1.2.0</text:p>
          </table:table-cell>
          <table:table-cell table:style-name="ce94"/>
          <table:table-cell/>
          <table:table-cell table:style-name="ce98" office:value-type="string">
            <text:p>1.2.3</text:p>
          </table:table-cell>
          <table:table-cell table:style-name="ce98" office:value-type="string">
            <text:p>1.2.5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98" office:value-type="string">
            <text:p>1.99.19</text:p>
          </table:table-cell>
          <table:table-cell table:style-name="ce94" table:number-columns-repeated="3"/>
          <table:table-cell/>
          <table:table-cell table:style-name="ce98" office:value-type="string">
            <text:p>1.2.2</text:p>
          </table:table-cell>
          <table:table-cell table:style-name="ce98" office:value-type="string">
            <text:p>1.2.4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98" office:value-type="string">
            <text:p>1.99.18</text:p>
          </table:table-cell>
          <table:table-cell table:style-name="ce94" table:number-columns-repeated="3"/>
          <table:table-cell/>
          <table:table-cell table:style-name="ce98" office:value-type="string">
            <text:p>1.2.2</text:p>
          </table:table-cell>
          <table:table-cell table:style-name="ce98" office:value-type="string">
            <text:p>1.2.3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98" office:value-type="string">
            <text:p>1.99.17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2.2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98" office:value-type="string">
            <text:p>1.99.13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2.1</text:p>
          </table:table-cell>
          <table:table-cell table:style-name="ce98" office:value-type="string">
            <text:p>1.0.0</text:p>
          </table:table-cell>
          <table:table-cell/>
          <table:table-cell table:style-name="ce98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98" office:value-type="string">
            <text:p>1.99.12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2.0</text:p>
          </table:table-cell>
          <table:table-cell table:number-columns-repeated="2"/>
          <table:table-cell table:style-name="ce98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98" office:value-type="string">
            <text:p>1.99.8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1.2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98" office:value-type="string">
            <text:p>1.99.3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1.1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98" office:value-type="string">
            <text:p>1.99.0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1.0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8" office:value-type="string">
            <text:p>1.0.2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0.1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8" office:value-type="string">
            <text:p>1.0.1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0.1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8" office:value-type="string">
            <text:p>1.0.0</text:p>
          </table:table-cell>
          <table:table-cell table:style-name="ce94" table:number-columns-repeated="3"/>
          <table:table-cell/>
          <table:table-cell table:number-columns-repeated="2" table:style-name="ce98" office:value-type="string">
            <text:p>1.0.0</text:p>
          </table:table-cell>
          <table:table-cell table:number-columns-repeated="2"/>
          <table:table-cell table:style-name="ce94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81" table:number-columns-repeated="2"/>
          <table:table-cell table:style-name="ce94" table:number-columns-repeated="4"/>
          <table:table-cell table:number-columns-repeated="1009"/>
        </table:table-row>
        <table:table-row table:style-name="ro1" table:number-rows-repeated="98303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1">
            <text:p>1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Regress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21])" office:value-type="time" office:time-value="PT07H00M00S">
            <text:p>07:00</text:p>
          </table:table-cell>
          <table:table-cell table:style-name="ce47" table:formula="of:=['0. Overview'.$J$3]" office:value-type="time" office:time-value="PT00H00M00S">
            <text:p>00:00</text:p>
          </table:table-cell>
          <table:table-cell table:style-name="ce53" table:formula="of:=MAX([.I4:.I65521])" office:value-type="time" office:time-value="PT07H00M00S">
            <text:p>07:0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1.1.">
            <text:p>1.1.</text:p>
          </table:table-cell>
          <table:table-cell table:style-name="ce37"/>
          <table:table-cell table:style-name="ce39"/>
          <table:table-cell table:style-name="ce37" office:value-type="string">
            <text:p>Run coding style check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4])+[.G5]" office:value-type="time" office:time-value="PT00H30M00S">
            <text:p>00:3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1.1.1.">
            <text:p>1.1.1.</text:p>
          </table:table-cell>
          <table:table-cell table:style-name="ce40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9]" office:value-type="string" office:string-value="2 expected warnings:">
            <text:p>2 expected warnings: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10]" office:value-type="string" office:string-value="SA1203 : CSharp.Ordering @ YAT.Model.Settings.SendCommandSettings.cs">
            <text:p>SA1203 : CSharp.Ordering @ YAT.Model.Settings.SendCommandSettings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11]" office:value-type="string" office:string-value="SA1409 : CSharp.Maintainability @ YAT.Model.Terminal.cs">
            <text:p>SA1409 : CSharp.Maintainability @ YAT.Model.Terminal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takes less than a minute, but expect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5]); &quot;.&quot;)" office:value-type="string" office:string-value="1.2.">
            <text:p>1.2.</text:p>
          </table:table-cell>
          <table:table-cell table:style-name="ce37"/>
          <table:table-cell table:style-name="ce39"/>
          <table:table-cell table:style-name="ce37" office:value-type="string">
            <text:p>Run assembly check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14])+[.G15]" office:value-type="time" office:time-value="PT01H00M00S">
            <text:p>01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5]; COUNTA([.C$16:.C16]); &quot;.&quot;)" office:value-type="string" office:string-value="1.2.1.">
            <text:p>1.2.1.</text:p>
          </table:table-cell>
          <table:table-cell table:style-name="ce40" office:value-type="string">
            <text:p></text:p>
          </table:table-cell>
          <table:table-cell table:formula="of:=['3. Final Testing'.E16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17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19]" office:value-type="string" office:string-value="50 expected warnings:">
            <text:p>5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0]" office:value-type="string" office:string-value="CA1805 : DoNotInitializeUnnecessarily @ 4 locations">
            <text:p>CA1805 : DoNotInitializeUnnecessarily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1]" office:value-type="string" office:string-value="CA1811 : AvoidUncalledPrivateCode @ 4 locations">
            <text:p>CA1811 : AvoidUncalledPrivateCode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2]" office:value-type="string" office:string-value="CA2213 : DisposableFieldsShouldBeDisposed @ 16 locations">
            <text:p>CA2213 : DisposableFieldsShouldBeDisposed @ 1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3]" office:value-type="string" office:string-value="CA2214 : DoNotCallOverridableMethodsInConstructors @ 26 locations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5]; COUNTA([.C$16:.C25]); &quot;.&quot;)" office:value-type="string" office:string-value="1.2.2.">
            <text:p>1.2.2.</text:p>
          </table:table-cell>
          <table:table-cell table:style-name="ce40" office:value-type="string">
            <text:p></text:p>
          </table:table-cell>
          <table:table-cell table:formula="of:=['3. Final Testing'.E25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6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5]; COUNTA([.C$16:.C28]); &quot;.&quot;)" office:value-type="string" office:string-value="1.2.3.">
            <text:p>1.2.3.</text:p>
          </table:table-cell>
          <table:table-cell table:style-name="ce40" office:value-type="string">
            <text:p></text:p>
          </table:table-cell>
          <table:table-cell table:formula="of:=['3. Final Testing'.E28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9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1]" office:value-type="string" office:string-value="152 expected errors/warnings:">
            <text:p>15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2]" office:value-type="string" office:string-value="CA1002 : DoNotExposeGenericLists @ 36 locations">
            <text:p>CA1002 : DoNotExposeGenericLists @ 3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3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4]" office:value-type="string" office:string-value="CA1601 : DoNotUseTimersThatPreventPowerStateChanges @ 2 locations">
            <text:p>CA1601 : DoNotUseTimersThatPreventPowerStateChanges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5]" office:value-type="string" office:string-value="CA1804 : RemoveUnusedLocals @ 1 location">
            <text:p>CA1804 : RemoveUnusedLocal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6]" office:value-type="string" office:string-value="CA1819 : PropertiesShouldNotReturnArrays @ 1 location">
            <text:p>CA1819 : PropertiesShouldNotReturnArray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7]" office:value-type="string" office:string-value="CA2214 : DoNotCallOverridableMethodsInConstructors @ 96 locations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escan takes less than a minute, but expect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1]); &quot;.&quot;)" office:value-type="string" office:string-value="1.3.">
            <text:p>1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6H00M00S">
            <text:p>06:00</text:p>
          </table:table-cell>
          <table:table-cell table:style-name="ce55"/>
          <table:table-cell table:style-name="ce49" table:formula="of:=MAX([.I$1:.I40])+[.G41]" office:value-type="time" office:time-value="PT07H00M00S">
            <text:p>07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41]; COUNTA([.C$42:.C42]); &quot;.&quot;)" office:value-type="string" office:string-value="1.3.1.">
            <text:p>1.3.1.</text:p>
          </table:table-cell>
          <table:table-cell table:style-name="ce40" office:value-type="string">
            <text:p></text:p>
          </table:table-cell>
          <table:table-cell table:formula="of:=['3. Final Testing'.E42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3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4]" office:value-type="string" office:string-value="    &gt; &quot;Categories = Select and exclude 10'/60'/infinite/interactive&quot;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41]; COUNTA([.C$42:.C46]); &quot;.&quot;)" office:value-type="string" office:string-value="1.3.2.">
            <text:p>1.3.2.</text:p>
          </table:table-cell>
          <table:table-cell table:style-name="ce40" office:value-type="string">
            <text:p></text:p>
          </table:table-cell>
          <table:table-cell table:formula="of:=['3. Final Testing'.E46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7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8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50]" office:value-type="string" office:string-value="12 expected errors:">
            <text:p>12 expected error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51]" office:value-type="string" office:string-value="YAT.Model.Test.OneWayTransmissionTest::ClearCommand @ Ipv4/IPv6">
            <text:p>YAT.Model.Test.OneWayTransmissionTest::ClearCommand @ Ipv4/IPv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52]" office:value-type="string" office:string-value="YAT.Settings.Test.FileVersionsTest::TC1/2 @ 1.99.13/17/18/19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2">
          <table:table-cell table:style-name="ce26" office:value-type="float" office:value="2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repar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31])" office:value-type="time" office:time-value="PT02H10M00S">
            <text:p>02:10</text:p>
          </table:table-cell>
          <table:table-cell table:style-name="ce47" table:formula="of:=['1. Regression Testing'.$J$3]" office:value-type="time" office:time-value="PT07H00M00S">
            <text:p>07:00</text:p>
          </table:table-cell>
          <table:table-cell table:style-name="ce53" table:formula="of:=MAX([.I4:.I65531])" office:value-type="time" office:time-value="PT09H10M00S">
            <text:p>09:10</text:p>
          </table:table-cell>
          <table:table-cell table:style-name="ce58" table:number-columns-repeated="1012"/>
          <table:table-cell table:number-columns-repeated="2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69"/>
          <table:table-cell table:style-name="ce71" table:formula="of:=CONCATENATE([.A$3]; &quot;.&quot;; COUNTA([.B5]); &quot;.&quot;)" office:value-type="string" office:string-value="2.1.">
            <text:p>2.1.</text:p>
          </table:table-cell>
          <table:table-cell table:style-name="ce73"/>
          <table:table-cell table:style-name="ce74"/>
          <table:table-cell table:style-name="ce73" office:value-type="string">
            <text:p>Set versions</text:p>
          </table:table-cell>
          <table:table-cell table:style-name="ce73"/>
          <table:table-cell table:style-name="ce100" office:value-type="time" office:time-value="PT00H20M00S">
            <text:p>00:20</text:p>
          </table:table-cell>
          <table:table-cell table:style-name="ce106"/>
          <table:table-cell table:style-name="ce100" table:formula="of:=MAX([.I$1:.I4])+[.G5]" office:value-type="time" office:time-value="PT07H20M00S">
            <text:p>07:20</text:p>
          </table:table-cell>
          <table:table-cell table:style-name="ce106"/>
          <table:table-cell table:style-name="ce69" table:number-columns-repeated="1012"/>
          <table:table-cell table:style-name="ce70" table:number-columns-repeated="2"/>
        </table:table-row>
        <table:table-row table:style-name="ro3">
          <table:table-cell table:style-name="ce70"/>
          <table:table-cell table:style-name="ce72"/>
          <table:table-cell table:style-name="ce72" table:formula="of:=CONCATENATE([.B$5]; COUNTA([.C$6:.C6]); &quot;.&quot;)" office:value-type="string" office:string-value="2.1.1.">
            <text:p>2.1.1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ALAZ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5]; COUNTA([.C$6:.C7]); &quot;.&quot;)" office:value-type="string" office:string-value="2.1.2.">
            <text:p>2.1.2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MKY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5]; COUNTA([.C$6:.C8]); &quot;.&quot;)" office:value-type="string" office:string-value="2.1.3.">
            <text:p>2.1.3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NUnit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5]; COUNTA([.C$6:.C9]); &quot;.&quot;)" office:value-type="string" office:string-value="2.1.4.">
            <text:p>2.1.4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YAT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 table:number-columns-repeated="2"/>
          <table:table-cell table:style-name="ce99"/>
          <table:table-cell table:style-name="ce70" office:value-type="string">
            <text:p>&gt; All versions must be incremented to later ensure proper installation!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5]; COUNTA([.C$6:.C11]); &quot;.&quot;)" office:value-type="string" office:string-value="2.1.5.">
            <text:p>2.1.5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name post fix in "YAT.Utilities.ApplicationInfo"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 table:number-columns-repeated="2"/>
          <table:table-cell table:style-name="ce99"/>
          <table:table-cell table:style-name="ce70" office:value-type="string">
            <text:p>&gt; Remove 'Development'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/>
          <table:table-cell table:style-name="ce72" table:formula="of:=CONCATENATE([.B$5]; COUNTA([.C$6:.C13]); &quot;.&quot;)" office:value-type="string" office:string-value="2.1.6.">
            <text:p>2.1.6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version in MKY file header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 table:number-columns-repeated="2"/>
          <table:table-cell table:style-name="ce99"/>
          <table:table-cell table:style-name="ce70" office:value-type="string">
            <text:p>&gt; Also remove 'Development', e.g. '// MKY Version 1.0.9'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5]; COUNTA([.C$6:.C15]); &quot;.&quot;)" office:value-type="string" office:string-value="2.1.7.">
            <text:p>2.1.7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version in NUnit file header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 table:number-columns-repeated="2"/>
          <table:table-cell table:style-name="ce99"/>
          <table:table-cell table:style-name="ce70" office:value-type="string">
            <text:p>&gt; Also remove 'Development', e.g. '// NUnit Version 1.0.6'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/>
          <table:table-cell table:style-name="ce72" table:formula="of:=CONCATENATE([.B$5]; COUNTA([.C$6:.C17]); &quot;.&quot;)" office:value-type="string" office:string-value="2.1.8.">
            <text:p>2.1.8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version in YAT file header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number-columns-repeated="4"/>
          <table:table-cell office:value-type="string">
            <text:p>&gt; Also remove 'Development', e.g. '// YAT 2.0 Beta 4 Candidate 1 Version 1.99.30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19]); &quot;.&quot;)" office:value-type="string" office:string-value="2.1.9.">
            <text:p>2.1.9.</text:p>
          </table:table-cell>
          <table:table-cell table:style-name="ce40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1]); &quot;.&quot;)" office:value-type="string" office:string-value="2.2.">
            <text:p>2.2.</text:p>
          </table:table-cell>
          <table:table-cell table:style-name="ce37"/>
          <table:table-cell table:style-name="ce39"/>
          <table:table-cell table:style-name="ce37" office:value-type="string">
            <text:p>Set installation version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20])+[.G21]" office:value-type="time" office:time-value="PT07H25M00S">
            <text:p>07:2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3">
          <table:table-cell table:number-columns-repeated="2"/>
          <table:table-cell table:style-name="ce34" table:formula="of:=CONCATENATE([.B$21]; COUNTA([.C$22:.C22]); &quot;.&quot;)" office:value-type="string" office:string-value="2.2.1.">
            <text:p>2.2.1.</text:p>
          </table:table-cell>
          <table:table-cell table:style-name="ce40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21]; COUNTA([.C$22:.C23]); &quot;.&quot;)" office:value-type="string" office:string-value="2.2.2.">
            <text:p>2.2.2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25]); &quot;.&quot;)" office:value-type="string" office:string-value="2.3.">
            <text:p>2.3.</text:p>
          </table:table-cell>
          <table:table-cell table:style-name="ce37"/>
          <table:table-cell table:style-name="ce39"/>
          <table:table-cell table:style-name="ce37" office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24])+[.G25]" office:value-type="time" office:time-value="PT07H55M00S">
            <text:p>07:55</text:p>
          </table:table-cell>
          <table:table-cell table:style-name="ce57"/>
          <table:table-cell table:number-columns-repeated="1014"/>
        </table:table-row>
        <table:table-row table:style-name="ro3">
          <table:table-cell table:number-columns-repeated="2"/>
          <table:table-cell table:style-name="ce34" table:formula="of:=CONCATENATE([.B$25]; COUNTA([.C$26:.C26]); &quot;.&quot;)" office:value-type="string" office:string-value="2.3.1.">
            <text:p>2.3.1.</text:p>
          </table:table-cell>
          <table:table-cell table:style-name="ce40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25]; COUNTA([.C$26:.C29]); &quot;.&quot;)" office:value-type="string" office:string-value="2.3.2.">
            <text:p>2.3.2.</text:p>
          </table:table-cell>
          <table:table-cell table:style-name="ce40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5]; COUNTA([.C$26:.C30]); &quot;.&quot;)" office:value-type="string" office:string-value="2.3.3.">
            <text:p>2.3.3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5]; COUNTA([.C$26:.C31]); &quot;.&quot;)" office:value-type="string" office:string-value="2.3.4.">
            <text:p>2.3.4.</text:p>
          </table:table-cell>
          <table:table-cell table:style-name="ce40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33]); &quot;.&quot;)" office:value-type="string" office:string-value="2.4.">
            <text:p>2.4.</text:p>
          </table:table-cell>
          <table:table-cell table:style-name="ce37"/>
          <table:table-cell table:style-name="ce39"/>
          <table:table-cell table:style-name="ce37" office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2])+[.G33]" office:value-type="time" office:time-value="PT08H10M00S">
            <text:p>08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33]; COUNTA([.C$34:.C34]); &quot;.&quot;)" office:value-type="string" office:string-value="2.4.1.">
            <text:p>2.4.1.</text:p>
          </table:table-cell>
          <table:table-cell table:style-name="ce40" office:value-type="string">
            <text:p></text:p>
          </table:table-cell>
          <table:table-cell table:style-name="ce70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33]; COUNTA([.C$34:.C35]); &quot;.&quot;)" office:value-type="string" office:string-value="2.4.2.">
            <text:p>2.4.2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33]; COUNTA([.C$34:.C36]); &quot;.&quot;)" office:value-type="string" office:string-value="2.4.3.">
            <text:p>2.4.3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8]); &quot;.&quot;)" office:value-type="string" office:string-value="2.5.">
            <text:p>2.5.</text:p>
          </table:table-cell>
          <table:table-cell table:style-name="ce37"/>
          <table:table-cell table:style-name="ce39"/>
          <table:table-cell table:style-name="ce37" office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37])+[.G38]" office:value-type="time" office:time-value="PT08H40M00S">
            <text:p>08:4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38]; COUNTA([.C$39:.C39]); &quot;.&quot;)" office:value-type="string" office:string-value="2.5.1.">
            <text:p>2.5.1.</text:p>
          </table:table-cell>
          <table:table-cell table:style-name="ce40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8]; COUNTA([.C$39:.C44]); &quot;.&quot;)" office:value-type="string" office:string-value="2.5.2.">
            <text:p>2.5.2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6]); &quot;.&quot;)" office:value-type="string" office:string-value="2.6.">
            <text:p>2.6.</text:p>
          </table:table-cell>
          <table:table-cell table:style-name="ce37"/>
          <table:table-cell table:style-name="ce39"/>
          <table:table-cell table:style-name="ce37" office:value-type="string">
            <text:p>Add new settings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5])+[.G46]" office:value-type="time" office:time-value="PT08H55M00S">
            <text:p>08:5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46]; COUNTA([.C$47:.C47]); &quot;.&quot;)" office:value-type="string" office:string-value="2.6.1.">
            <text:p>2.6.1.</text:p>
          </table:table-cell>
          <table:table-cell table:style-name="ce40" office:value-type="string">
            <text:p></text:p>
          </table:table-cell>
          <table:table-cell table:style-name="ce70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46]; COUNTA([.C$47:.C48]); &quot;.&quot;)" office:value-type="string" office:string-value="2.6.2.">
            <text:p>2.6.2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46]; COUNTA([.C$47:.C49]); &quot;.&quot;)" office:value-type="string" office:string-value="2.6.3.">
            <text:p>2.6.3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1]); &quot;.&quot;)" office:value-type="string" office:string-value="2.7.">
            <text:p>2.7.</text:p>
          </table:table-cell>
          <table:table-cell table:style-name="ce37"/>
          <table:table-cell table:style-name="ce39"/>
          <table:table-cell table:style-name="ce37" office:value-type="string">
            <text:p>Rebuild and commi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0])+[.G51]" office:value-type="time" office:time-value="PT09H10M00S">
            <text:p>09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51]; COUNTA([.C$52:.C52]); &quot;.&quot;)" office:value-type="string" office:string-value="2.7.1.">
            <text:p>2.7.1.</text:p>
          </table:table-cell>
          <table:table-cell table:style-name="ce40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1]; COUNTA([.C$52:.C53]); &quot;.&quot;)" office:value-type="string" office:string-value="2.7.2.">
            <text:p>2.7.2.</text:p>
          </table:table-cell>
          <table:table-cell table:style-name="ce40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1]; COUNTA([.C$52:.C54]); &quot;.&quot;)" office:value-type="string" office:string-value="2.7.3.">
            <text:p>2.7.3.</text:p>
          </table:table-cell>
          <table:table-cell table:style-name="ce40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1]; COUNTA([.C$52:.C55]); &quot;.&quot;)" office:value-type="string" office:string-value="2.7.4.">
            <text:p>2.7.4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23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3">
            <text:p>3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55])" office:value-type="time" office:time-value="PT04H45M00S">
            <text:p>04:45</text:p>
          </table:table-cell>
          <table:table-cell table:style-name="ce47" table:formula="of:=['2. Preparation'.$J$3]" office:value-type="time" office:time-value="PT09H10M00S">
            <text:p>09:10</text:p>
          </table:table-cell>
          <table:table-cell table:style-name="ce53" table:formula="of:=MAX([.I4:.I65555])" office:value-type="time" office:time-value="PT13H55M00S">
            <text:p>13:5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3.1.">
            <text:p>3.1.</text:p>
          </table:table-cell>
          <table:table-cell table:style-name="ce37"/>
          <table:table-cell table:style-name="ce39"/>
          <table:table-cell table:style-name="ce37" office:value-type="string">
            <text:p>Re-Run coding style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09H20M00S">
            <text:p>09:20</text:p>
          </table:table-cell>
          <table:table-cell table:style-name="ce55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5]; COUNTA([.C$6:.C6]); &quot;.&quot;)" office:value-type="string" office:string-value="3.1.1.">
            <text:p>3.1.1.</text:p>
          </table:table-cell>
          <table:table-cell table:style-name="ce40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2 expected warnings: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3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SA1203 : CSharp.Ordering @ YAT.Model.Settings.SendCommandSettings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3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SA1409 : CSharp.Maintainability @ YAT.Model.Terminal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5]); &quot;.&quot;)" office:value-type="string" office:string-value="3.2.">
            <text:p>3.2.</text:p>
          </table:table-cell>
          <table:table-cell table:style-name="ce37"/>
          <table:table-cell table:style-name="ce39"/>
          <table:table-cell table:style-name="ce37" office:value-type="string">
            <text:p>Re-Run assembly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14])+[.G15]" office:value-type="time" office:time-value="PT09H30M00S">
            <text:p>09:30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15]; COUNTA([.C$16:.C16]); &quot;.&quot;)" office:value-type="string" office:string-value="3.2.1.">
            <text:p>3.2.1.</text:p>
          </table:table-cell>
          <table:table-cell table:style-name="ce40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2" office:value-type="string">
            <text:p>50 expected 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05 : DoNotInitializeUnnecessarily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11 : AvoidUncalledPrivateCode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2213 : DisposableFieldsShouldBeDisposed @ 1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15]; COUNTA([.C$16:.C25]); &quot;.&quot;)" office:value-type="string" office:string-value="3.2.2.">
            <text:p>3.2.2.</text:p>
          </table:table-cell>
          <table:table-cell table:style-name="ce40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15]; COUNTA([.C$16:.C28]); &quot;.&quot;)" office:value-type="string" office:string-value="3.2.3.">
            <text:p>3.2.3.</text:p>
          </table:table-cell>
          <table:table-cell table:style-name="ce40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2" office:value-type="string">
            <text:p>152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002 : DoNotExposeGenericLists @ 3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601 : DoNotUseTimersThatPreventPowerStateChanges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04 : RemoveUnusedLocal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19 : PropertiesShouldNotReturnArray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1]); &quot;.&quot;)" office:value-type="string" office:string-value="3.3.">
            <text:p>3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40])+[.G41]" office:value-type="time" office:time-value="PT10H00M00S">
            <text:p>10:00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41]; COUNTA([.C$42:.C42]); &quot;.&quot;)" office:value-type="string" office:string-value="3.3.1.">
            <text:p>3.3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41]; COUNTA([.C$42:.C46]); &quot;.&quot;)" office:value-type="string" office:string-value="3.3.2.">
            <text:p>3.3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2" office:value-type="string">
            <text:p>12 expected error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YAT.Model.Test.OneWayTransmissionTest::ClearCommand @ Ipv4/IPv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6]); &quot;.&quot;)" office:value-type="string" office:string-value="3.4.">
            <text:p>3.4.</text:p>
          </table:table-cell>
          <table:table-cell table:style-name="ce37"/>
          <table:table-cell table:style-name="ce39"/>
          <table:table-cell table:style-name="ce37" office:value-type="string">
            <text:p>Disconnect all devices, restart computer, re-run automated tests</text:p>
          </table:table-cell>
          <table:table-cell table:style-name="ce37"/>
          <table:table-cell table:style-name="ce49" office:value-type="time" office:time-value="PT00H45M00S">
            <text:p>00:45</text:p>
          </table:table-cell>
          <table:table-cell table:style-name="ce55"/>
          <table:table-cell table:style-name="ce49" table:formula="of:=MAX([.I$1:.I55])+[.G56]" office:value-type="time" office:time-value="PT10H45M00S">
            <text:p>10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6]; COUNTA([.C$57:.C57]); &quot;.&quot;)" office:value-type="string" office:string-value="3.4.1.">
            <text:p>3.4.1.</text:p>
          </table:table-cell>
          <table:table-cell table:style-name="ce40" office:value-type="string">
            <text:p></text:p>
          </table:table-cell>
          <table:table-cell table:formula="of:=CONCATENATE(&quot;Re-run &quot;; [.C46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6]; COUNTA([.C$57:.C58]); &quot;.&quot;)" office:value-type="string" office:string-value="3.4.2.">
            <text:p>3.4.2.</text:p>
          </table:table-cell>
          <table:table-cell table:style-name="ce40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0]); &quot;.&quot;)" office:value-type="string" office:string-value="3.5.">
            <text:p>3.5.</text:p>
          </table:table-cell>
          <table:table-cell table:style-name="ce37"/>
          <table:table-cell table:style-name="ce39"/>
          <table:table-cell table:style-name="ce37" office:value-type="string">
            <text:p>Run interactive test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59])+[.G60]" office:value-type="time" office:time-value="PT10H55M00S">
            <text:p>10:5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60]; COUNTA([.C$61:.C61]); &quot;.&quot;)" office:value-type="string" office:string-value="3.5.1.">
            <text:p>3.5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Categories = Select and include interactive onl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60]; COUNTA([.C$61:.C65]); &quot;.&quot;)" office:value-type="string" office:string-value="3.5.2.">
            <text:p>3.5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60]; COUNTA([.C$61:.C68]); &quot;.&quot;)" office:value-type="string" office:string-value="3.5.3.">
            <text:p>3.5.3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72]); &quot;.&quot;)" office:value-type="string" office:string-value="3.6.">
            <text:p>3.6.</text:p>
          </table:table-cell>
          <table:table-cell table:style-name="ce37"/>
          <table:table-cell table:style-name="ce39"/>
          <table:table-cell table:style-name="ce37" office:value-type="string">
            <text:p>Run manual tests</text:p>
          </table:table-cell>
          <table:table-cell table:style-name="ce37"/>
          <table:table-cell table:style-name="ce49" office:value-type="time" office:time-value="PT02H30M00S">
            <text:p>02:30</text:p>
          </table:table-cell>
          <table:table-cell table:style-name="ce55"/>
          <table:table-cell table:style-name="ce49" table:formula="of:=MAX([.I$1:.I71])+[.G72]" office:value-type="time" office:time-value="PT13H25M00S">
            <text:p>13:2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72]; COUNTA([.C$73:.C73]); &quot;.&quot;)" office:value-type="string" office:string-value="3.6.1.">
            <text:p>3.6.1.</text:p>
          </table:table-cell>
          <table:table-cell table:style-name="ce40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75]); &quot;.&quot;)" office:value-type="string" office:string-value="3.7.">
            <text:p>3.7.</text:p>
          </table:table-cell>
          <table:table-cell table:style-name="ce37"/>
          <table:table-cell table:style-name="ce39"/>
          <table:table-cell table:style-name="ce37" office:value-type="string">
            <text:p>Re-run automated tests and commit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74])+[.G75]" office:value-type="time" office:time-value="PT13H55M00S">
            <text:p>13:5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75]; COUNTA([.C$76:.C76]); &quot;.&quot;)" office:value-type="string" office:string-value="3.7.1.">
            <text:p>3.7.1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85"/>
          <table:table-cell table:style-name="ce61" table:number-columns-repeated="2"/>
          <table:table-cell table:style-name="ce88"/>
          <table:table-cell table:style-name="ce85" table:formula="of:=[.E50]" office:value-type="string" office:string-value="12 expected errors:">
            <text:p>12 expected errors:</text:p>
          </table:table-cell>
          <table:table-cell table:style-name="ce85"/>
          <table:table-cell table:style-name="ce89"/>
          <table:table-cell table:style-name="ce90"/>
          <table:table-cell table:style-name="ce89"/>
          <table:table-cell table:style-name="ce90"/>
          <table:table-cell table:style-name="ce85" table:number-columns-repeated="1014"/>
        </table:table-row>
        <table:table-row table:style-name="ro1">
          <table:table-cell table:style-name="ce85"/>
          <table:table-cell table:style-name="ce61" table:number-columns-repeated="2"/>
          <table:table-cell table:style-name="ce88"/>
          <table:table-cell table:style-name="ce85" table:formula="of:=[.E51]" office:value-type="string" office:string-value="YAT.Model.Test.OneWayTransmissionTest::ClearCommand @ Ipv4/IPv6">
            <text:p>YAT.Model.Test.OneWayTransmissionTest::ClearCommand @ Ipv4/IPv6</text:p>
          </table:table-cell>
          <table:table-cell table:style-name="ce85"/>
          <table:table-cell table:style-name="ce89"/>
          <table:table-cell table:style-name="ce90"/>
          <table:table-cell table:style-name="ce89"/>
          <table:table-cell table:style-name="ce90"/>
          <table:table-cell table:style-name="ce85" table:number-columns-repeated="1014"/>
        </table:table-row>
        <table:table-row table:style-name="ro1">
          <table:table-cell table:style-name="ce85"/>
          <table:table-cell table:style-name="ce61" table:number-columns-repeated="2"/>
          <table:table-cell table:style-name="ce88"/>
          <table:table-cell table:style-name="ce85" table:formula="of:=[.E52]" office:value-type="string" office:string-value="YAT.Settings.Test.FileVersionsTest::TC1/2 @ 1.99.13/17/18/19">
            <text:p>YAT.Settings.Test.FileVersionsTest::TC1/2 @ 1.99.13/17/18/19</text:p>
          </table:table-cell>
          <table:table-cell table:style-name="ce85"/>
          <table:table-cell table:style-name="ce89"/>
          <table:table-cell table:style-name="ce90"/>
          <table:table-cell table:style-name="ce89"/>
          <table:table-cell table:style-name="ce90"/>
          <table:table-cell table:style-name="ce85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.E5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75]; COUNTA([.C$76:.C86]); &quot;.&quot;)" office:value-type="string" office:string-value="3.7.2.">
            <text:p>3.7.2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4">
            <text:p>4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Build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11])" office:value-type="time" office:time-value="PT00H30M00S">
            <text:p>00:30</text:p>
          </table:table-cell>
          <table:table-cell table:style-name="ce47" table:formula="of:=['3. Final Testing'.$J$3]" office:value-type="time" office:time-value="PT13H55M00S">
            <text:p>13:55</text:p>
          </table:table-cell>
          <table:table-cell table:style-name="ce53" table:formula="of:=MAX([.I4:.I65511])" office:value-type="time" office:time-value="PT14H25M00S">
            <text:p>14:2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4.1.">
            <text:p>4.1.</text:p>
          </table:table-cell>
          <table:table-cell table:style-name="ce37"/>
          <table:table-cell table:style-name="ce39"/>
          <table:table-cell table:style-name="ce37" office:value-type="string">
            <text:p>Finalize release notes</text:p>
          </table:table-cell>
          <table:table-cell table:style-name="ce37"/>
          <table:table-cell table:style-name="ce49" office:value-type="time" office:time-value="PT00H00M00S">
            <text:p>00:00</text:p>
          </table:table-cell>
          <table:table-cell table:style-name="ce55"/>
          <table:table-cell table:style-name="ce49" table:formula="of:=MAX([.I$1:.I4])+[.G5]" office:value-type="time" office:time-value="PT13H55M00S">
            <text:p>13:55</text:p>
          </table:table-cell>
          <table:table-cell table:style-name="ce55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5]; COUNTA([.C$6:.C6]); &quot;.&quot;)" office:value-type="string" office:string-value="4.1.1.">
            <text:p>4.1.1.</text:p>
          </table:table-cell>
          <table:table-cell table:style-name="ce40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7]); &quot;.&quot;)" office:value-type="string" office:string-value="4.1.2.">
            <text:p>4.1.2.</text:p>
          </table:table-cell>
          <table:table-cell table:style-name="ce40" office:value-type="string">
            <text:p></text:p>
          </table:table-cell>
          <table:table-cell office:value-type="string">
            <text:p>Check whether release notes are comple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4.1.3.">
            <text:p>4.1.3.</text:p>
          </table:table-cell>
          <table:table-cell table:style-name="ce40" office:value-type="string">
            <text:p></text:p>
          </table:table-cell>
          <table:table-cell office:value-type="string">
            <text:p>Check whether limitations still app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0]); &quot;.&quot;)" office:value-type="string" office:string-value="4.2.">
            <text:p>4.2.</text:p>
          </table:table-cell>
          <table:table-cell table:style-name="ce37"/>
          <table:table-cell table:style-name="ce39"/>
          <table:table-cell table:style-name="ce37" office:value-type="string">
            <text:p>Prepare package directory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9])+[.G10]" office:value-type="time" office:time-value="PT14H05M00S">
            <text:p>14:0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0]; COUNTA([.C$11:.C11]); &quot;.&quot;)" office:value-type="string" office:string-value="4.2.1.">
            <text:p>4.2.1.</text:p>
          </table:table-cell>
          <table:table-cell table:style-name="ce40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10]; COUNTA([.C$11:.C12]); &quot;.&quot;)" office:value-type="string" office:string-value="4.2.2.">
            <text:p>4.2.2.</text:p>
          </table:table-cell>
          <table:table-cell table:style-name="ce40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0]; COUNTA([.C$11:.C13]); &quot;.&quot;)" office:value-type="string" office:string-value="4.2.3.">
            <text:p>4.2.3.</text:p>
          </table:table-cell>
          <table:table-cell table:style-name="ce40" office:value-type="string">
            <text:p></text:p>
          </table:table-cell>
          <table:table-cell office:value-type="string">
            <text:p>Add the release notes to the release package direct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10]; COUNTA([.C$11:.C14]); &quot;.&quot;)" office:value-type="string" office:string-value="4.2.4.">
            <text:p>4.2.4.</text:p>
          </table:table-cell>
          <table:table-cell table:style-name="ce40" office:value-type="string">
            <text:p></text:p>
          </table:table-cell>
          <table:table-cell office:value-type="string">
            <text:p>Copy and rename the release notes to "YAT Release Notes - ReadMe.tx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SourceForge requires the file to contain 'readme' in the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The distribution packages will be packed in a further ste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9]); &quot;.&quot;)" office:value-type="string" office:string-value="4.3.">
            <text:p>4.3.</text:p>
          </table:table-cell>
          <table:table-cell table:style-name="ce37"/>
          <table:table-cell table:style-name="ce39"/>
          <table:table-cell table:style-name="ce37" office:value-type="string">
            <text:p>Re-Build YAT</text:p>
          </table:table-cell>
          <table:table-cell table:style-name="ce37"/>
          <table:table-cell table:style-name="ce49" office:value-type="time" office:time-value="PT00H20M00S">
            <text:p>00:20</text:p>
          </table:table-cell>
          <table:table-cell table:style-name="ce55"/>
          <table:table-cell table:style-name="ce49" table:formula="of:=MAX([.I$1:.I18])+[.G19]" office:value-type="time" office:time-value="PT14H25M00S">
            <text:p>14:2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19]; COUNTA([.C$20:.C20]); &quot;.&quot;)" office:value-type="string" office:string-value="4.3.1.">
            <text:p>4.3.1.</text:p>
          </table:table-cell>
          <table:table-cell table:style-name="ce40" office:value-type="string">
            <text:p></text:p>
          </table:table-cell>
          <table:table-cell office:value-type="string">
            <text:p>Check "YAT.Setup" prerequisites for "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Optimize for spe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19]; COUNTA([.C$20:.C22]); &quot;.&quot;)" office:value-type="string" office:string-value="4.3.2.">
            <text:p>4.3.2.</text:p>
          </table:table-cell>
          <table:table-cell table:style-name="ce40" office:value-type="string">
            <text:p></text:p>
          </table:table-cell>
          <table:table-cell office:value-type="string">
            <text:p>Check "YAT.Setup" prerequisites for "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Optimize for siz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9]; COUNTA([.C$20:.C24]); &quot;.&quot;)" office:value-type="string" office:string-value="4.3.3.">
            <text:p>4.3.3.</text:p>
          </table:table-cell>
          <table:table-cell table:style-name="ce40" office:value-type="string">
            <text:p></text:p>
          </table:table-cell>
          <table:table-cell office:value-type="string">
            <text:p>Re-Build "Release"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Re-build to ensure that all assemblies have the same time stam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9]; COUNTA([.C$20:.C26]); &quot;.&quot;)" office:value-type="string" office:string-value="4.3.4.">
            <text:p>4.3.4.</text:p>
          </table:table-cell>
          <table:table-cell table:style-name="ce40" office:value-type="string">
            <text:p></text:p>
          </table:table-cell>
          <table:table-cell office:value-type="string">
            <text:p>Build "Release with Prerequisites" configur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No need to re-build since re-build has just been done</text:p>
          </table:table-cell>
          <table:table-cell table:number-columns-repeated="1019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5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Installat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495])" office:value-type="time" office:time-value="PT00H40M00S">
            <text:p>00:40</text:p>
          </table:table-cell>
          <table:table-cell table:style-name="ce47" table:formula="of:=['4. Build'.$J$3]" office:value-type="time" office:time-value="PT14H25M00S">
            <text:p>14:25</text:p>
          </table:table-cell>
          <table:table-cell table:style-name="ce53" table:formula="of:=MAX([.I4:.I65495])" office:value-type="time" office:time-value="PT15H05M00S">
            <text:p>15:0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5.1.">
            <text:p>5.1.</text:p>
          </table:table-cell>
          <table:table-cell table:style-name="ce37"/>
          <table:table-cell table:style-name="ce39"/>
          <table:table-cell table:style-name="ce37" office:value-type="string">
            <text:p>Installation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4H35M00S">
            <text:p>14:35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5.1.1.">
            <text:p>5.1.1.</text:p>
          </table:table-cell>
          <table:table-cell table:style-name="ce40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5.1.2.">
            <text:p>5.1.2.</text:p>
          </table:table-cell>
          <table:table-cell table:style-name="ce40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0]); &quot;.&quot;)" office:value-type="string" office:string-value="5.2.">
            <text:p>5.2.</text:p>
          </table:table-cell>
          <table:table-cell table:style-name="ce37"/>
          <table:table-cell table:style-name="ce39"/>
          <table:table-cell table:style-name="ce37" office:value-type="string">
            <text:p>Run manual after-installation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9])+[.G10]" office:value-type="time" office:time-value="PT15H05M00S">
            <text:p>15:0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0]; COUNTA([.C$11:.C11]); &quot;.&quot;)" office:value-type="string" office:string-value="5.2.1.">
            <text:p>5.2.1.</text:p>
          </table:table-cell>
          <table:table-cell table:style-name="ce40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6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ackag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8])" office:value-type="time" office:time-value="PT00H35M00S">
            <text:p>00:35</text:p>
          </table:table-cell>
          <table:table-cell table:style-name="ce47" table:formula="of:=['5. Installation Testing'.$J$3]" office:value-type="time" office:time-value="PT15H05M00S">
            <text:p>15:05</text:p>
          </table:table-cell>
          <table:table-cell table:style-name="ce53" table:formula="of:=MAX([.I4:.I65508])" office:value-type="time" office:time-value="PT15H40M00S">
            <text:p>15:4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6.1.">
            <text:p>6.1.</text:p>
          </table:table-cell>
          <table:table-cell table:style-name="ce37"/>
          <table:table-cell table:style-name="ce39"/>
          <table:table-cell table:style-name="ce37" office:value-type="string">
            <text:p>Feature request and bug trackers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4])+[.G5]" office:value-type="time" office:time-value="PT15H10M00S">
            <text:p>15:1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6.1.1.">
            <text:p>6.1.1.</text:p>
          </table:table-cell>
          <table:table-cell table:style-name="ce40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8]); &quot;.&quot;)" office:value-type="string" office:string-value="6.2.">
            <text:p>6.2.</text:p>
          </table:table-cell>
          <table:table-cell table:style-name="ce37"/>
          <table:table-cell table:style-name="ce39"/>
          <table:table-cell table:style-name="ce37" office:value-type="string">
            <text:p>Commit and tag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7])+[.G8]" office:value-type="time" office:time-value="PT15H25M00S">
            <text:p>15:2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8]; COUNTA([.C$9:.C9]); &quot;.&quot;)" office:value-type="string" office:string-value="6.2.1.">
            <text:p>6.2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8]; COUNTA([.C$9:.C11]); &quot;.&quot;)" office:value-type="string" office:string-value="6.2.2.">
            <text:p>6.2.2.</text:p>
          </table:table-cell>
          <table:table-cell table:style-name="ce40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<text:s text:c="9"/>&gt; New name e.g. "&lt;...&gt;/tags/yat-1-99-30-beta-4-candidate-2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<text:s text:c="9"/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8]; COUNTA([.C$9:.C19]); &quot;.&quot;)" office:value-type="string" office:string-value="6.2.3.">
            <text:p>6.2.3.</text:p>
          </table:table-cell>
          <table:table-cell table:style-name="ce40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1]); &quot;.&quot;)" office:value-type="string" office:string-value="6.3.">
            <text:p>6.3.</text:p>
          </table:table-cell>
          <table:table-cell table:style-name="ce37"/>
          <table:table-cell table:style-name="ce39"/>
          <table:table-cell table:style-name="ce37" office:value-type="string">
            <text:p>Pack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8])+[.G21]" office:value-type="time" office:time-value="PT15H40M00S">
            <text:p>15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1]; COUNTA([.C$22:.C22]); &quot;.&quot;)" office:value-type="string" office:string-value="6.3.1.">
            <text:p>6.3.1.</text:p>
          </table:table-cell>
          <table:table-cell table:style-name="ce40" office:value-type="string">
            <text:p></text:p>
          </table:table-cell>
          <table:table-cell office:value-type="string">
            <text:p>Update "\Distribution\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1]; COUNTA([.C$22:.C23]); &quot;.&quot;)" office:value-type="string" office:string-value="6.3.2.">
            <text:p>6.3.2.</text:p>
          </table:table-cell>
          <table:table-cell table:style-name="ce40" office:value-type="string">
            <text:p></text:p>
          </table:table-cell>
          <table:table-cell office:value-type="string">
            <text:p>Update "\Distribution\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1]; COUNTA([.C$22:.C24]); &quot;.&quot;)" office:value-type="string" office:string-value="6.3.3.">
            <text:p>6.3.3.</text:p>
          </table:table-cell>
          <table:table-cell table:style-name="ce40" office:value-type="string">
            <text:p></text:p>
          </table:table-cell>
          <table:table-cell office:value-type="string">
            <text:p>Create the two according .zip files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7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Upload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9])" office:value-type="time" office:time-value="PT00H50M00S">
            <text:p>00:50</text:p>
          </table:table-cell>
          <table:table-cell table:style-name="ce47" table:formula="of:=['5. Installation Testing'.$J$3]" office:value-type="time" office:time-value="PT15H05M00S">
            <text:p>15:05</text:p>
          </table:table-cell>
          <table:table-cell table:style-name="ce53" table:formula="of:=MAX([.I4:.I65509])" office:value-type="time" office:time-value="PT15H55M00S">
            <text:p>15:5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3">
          <table:table-cell table:style-name="ce1"/>
          <table:table-cell table:style-name="ce33" table:formula="of:=CONCATENATE([.A$3]; &quot;.&quot;; COUNTA([.B5]); &quot;.&quot;)" office:value-type="string" office:string-value="7.1.">
            <text:p>7.1.</text:p>
          </table:table-cell>
          <table:table-cell table:style-name="ce37"/>
          <table:table-cell table:style-name="ce39"/>
          <table:table-cell table:style-name="ce37" office:value-type="string">
            <text:p>Prepare upload to SourceForge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5H15M00S">
            <text:p>15:15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7.1.1.">
            <text:p>7.1.1.</text:p>
          </table:table-cell>
          <table:table-cell table:style-name="ce40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5]; COUNTA([.C$6:.C7]); &quot;.&quot;)" office:value-type="string" office:string-value="7.1.2.">
            <text:p>7.1.2.</text:p>
          </table:table-cell>
          <table:table-cell table:style-name="ce40" office:value-type="string">
            <text:p></text:p>
          </table:table-cell>
          <table:table-cell office:value-type="string">
            <text:p>Go to 'SourceForge &gt; Files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5]; COUNTA([.C$6:.C8]); &quot;.&quot;)" office:value-type="string" office:string-value="7.1.3.">
            <text:p>7.1.3.</text:p>
          </table:table-cell>
          <table:table-cell table:style-name="ce40" office:value-type="string">
            <text:p></text:p>
          </table:table-cell>
          <table:table-cell office:value-type="string">
            <text:p>Add release folder (e.g. "Version 1.99.30 - YAT 2.0 Beta 4 Candidate 2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3]); &quot;.&quot;)" office:value-type="string" office:string-value="7.2.">
            <text:p>7.2.</text:p>
          </table:table-cell>
          <table:table-cell table:style-name="ce37"/>
          <table:table-cell table:style-name="ce39"/>
          <table:table-cell table:style-name="ce37" office:value-type="string">
            <text:p>Add release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12])+[.G13]" office:value-type="time" office:time-value="PT15H45M00S">
            <text:p>15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3]; COUNTA([.C$14:.C14]); &quot;.&quot;)" office:value-type="string" office:string-value="7.2.1.">
            <text:p>7.2.1.</text:p>
          </table:table-cell>
          <table:table-cell table:style-name="ce40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'Release' takes approx. 2 minutes (for 6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'Release With Prerequisites' takes approx. 60 minutes (for 20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7]); &quot;.&quot;)" office:value-type="string" office:string-value="7.2.2.">
            <text:p>7.2.2.</text:p>
          </table:table-cell>
          <table:table-cell table:style-name="ce40" office:value-type="string">
            <text:p></text:p>
          </table:table-cell>
          <table:table-cell office:value-type="string">
            <text:p>Tick default platform download on normal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8]); &quot;.&quot;)" office:value-type="string" office:string-value="7.2.3.">
            <text:p>7.2.3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9]); &quot;.&quot;)" office:value-type="string" office:string-value="7.2.4.">
            <text:p>7.2.4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20]); &quot;.&quot;)" office:value-type="string" office:string-value="7.2.5.">
            <text:p>7.2.5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3]); &quot;.&quot;)" office:value-type="string" office:string-value="7.3.">
            <text:p>7.3.</text:p>
          </table:table-cell>
          <table:table-cell table:style-name="ce37"/>
          <table:table-cell table:style-name="ce39"/>
          <table:table-cell table:style-name="ce37" office:value-type="string">
            <text:p>Check release and release note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22])+[.G23]" office:value-type="time" office:time-value="PT15H55M00S">
            <text:p>15:5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3]; COUNTA([.C$24:.C24]); &quot;.&quot;)" office:value-type="string" office:string-value="7.3.1.">
            <text:p>7.3.1.</text:p>
          </table:table-cell>
          <table:table-cell table:style-name="ce40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It takes several minutes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6]); &quot;.&quot;)" office:value-type="string" office:string-value="7.3.2.">
            <text:p>7.3.2.</text:p>
          </table:table-cell>
          <table:table-cell table:style-name="ce40" office:value-type="string">
            <text:p></text:p>
          </table:table-cell>
          <table:table-cell office:value-type="string">
            <text:p>Download release and verify contents of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7]); &quot;.&quot;)" office:value-type="string" office:string-value="7.3.3.">
            <text:p>7.3.3.</text:p>
          </table:table-cell>
          <table:table-cell table:style-name="ce40" office:value-type="string">
            <text:p></text:p>
          </table:table-cell>
          <table:table-cell office:value-type="string">
            <text:p>Take a look at the release notes</text:p>
          </table:table-cell>
          <table:table-cell table:number-columns-repeated="1019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8">
            <text:p>8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iz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31])" office:value-type="time" office:time-value="PT02H10M00S">
            <text:p>02:10</text:p>
          </table:table-cell>
          <table:table-cell table:style-name="ce47" table:formula="of:=['7. Upload'.$J$3]" office:value-type="time" office:time-value="PT15H55M00S">
            <text:p>15:55</text:p>
          </table:table-cell>
          <table:table-cell table:style-name="ce53" table:formula="of:=MAX([.I4:.I65531])" office:value-type="time" office:time-value="PT17H45M00S">
            <text:p>17:4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8.1.">
            <text:p>8.1.</text:p>
          </table:table-cell>
          <table:table-cell table:style-name="ce37"/>
          <table:table-cell table:style-name="ce39"/>
          <table:table-cell table:style-name="ce37" office:value-type="string">
            <text:p>Submit new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])+[.G5]" office:value-type="time" office:time-value="PT16H10M00S">
            <text:p>16:1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8.1.1.">
            <text:p>8.1.1.</text:p>
          </table:table-cell>
          <table:table-cell table:style-name="ce40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7]); &quot;.&quot;)" office:value-type="string" office:string-value="8.1.2.">
            <text:p>8.1.2.</text:p>
          </table:table-cell>
          <table:table-cell table:style-name="ce40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109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6]); &quot;.&quot;)" office:value-type="string" office:string-value="8.2.">
            <text:p>8.2.</text:p>
          </table:table-cell>
          <table:table-cell table:style-name="ce37"/>
          <table:table-cell table:style-name="ce39"/>
          <table:table-cell table:style-name="ce37" office:value-type="string">
            <text:p>Send e-mail to the YAT mailing lis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5])+[.G16]" office:value-type="time" office:time-value="PT16H25M00S">
            <text:p>16:2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6]; COUNTA([.C$17:.C17]); &quot;.&quot;)" office:value-type="string" office:string-value="8.2.1.">
            <text:p>8.2.1.</text:p>
          </table:table-cell>
          <table:table-cell table:style-name="ce40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18]); &quot;.&quot;)" office:value-type="string" office:string-value="8.2.2.">
            <text:p>8.2.2.</text:p>
          </table:table-cell>
          <table:table-cell table:style-name="ce40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16]; COUNTA([.C$17:.C21]); &quot;.&quot;)" office:value-type="string" office:string-value="8.2.3.">
            <text:p>8.2.3.</text:p>
          </table:table-cell>
          <table:table-cell table:style-name="ce40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16]; COUNTA([.C$17:.C22]); &quot;.&quot;)" office:value-type="string" office:string-value="8.2.4.">
            <text:p>8.2.4.</text:p>
          </table:table-cell>
          <table:table-cell table:style-name="ce40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3]); &quot;.&quot;)" office:value-type="string" office:string-value="8.2.5.">
            <text:p>8.2.5.</text:p>
          </table:table-cell>
          <table:table-cell table:style-name="ce40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5]); &quot;.&quot;)" office:value-type="string" office:string-value="8.2.6.">
            <text:p>8.2.6.</text:p>
          </table:table-cell>
          <table:table-cell table:style-name="ce40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6]); &quot;.&quot;)" office:value-type="string" office:string-value="8.2.7.">
            <text:p>8.2.7.</text:p>
          </table:table-cell>
          <table:table-cell table:style-name="ce40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8]); &quot;.&quot;)" office:value-type="string" office:string-value="8.3.">
            <text:p>8.3.</text:p>
          </table:table-cell>
          <table:table-cell table:style-name="ce37"/>
          <table:table-cell table:style-name="ce39"/>
          <table:table-cell table:style-name="ce37" office:value-type="string">
            <text:p>Commit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27])+[.G28]" office:value-type="time" office:time-value="PT16H30M00S">
            <text:p>16:3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8]; COUNTA([.C$29:.C29]); &quot;.&quot;)" office:value-type="string" office:string-value="8.3.1.">
            <text:p>8.3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1]); &quot;.&quot;)" office:value-type="string" office:string-value="8.4.">
            <text:p>8.4.</text:p>
          </table:table-cell>
          <table:table-cell table:style-name="ce37"/>
          <table:table-cell table:style-name="ce39"/>
          <table:table-cell table:style-name="ce37" office:value-type="string">
            <text:p>Recreate working copy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0])+[.G31]" office:value-type="time" office:time-value="PT16H45M00S">
            <text:p>16:4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31]; COUNTA([.C$32:.C32]); &quot;.&quot;)" office:value-type="string" office:string-value="8.4.1.">
            <text:p>8.4.1.</text:p>
          </table:table-cell>
          <table:table-cell table:style-name="ce40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3]); &quot;.&quot;)" office:value-type="string" office:string-value="8.4.2.">
            <text:p>8.4.2.</text:p>
          </table:table-cell>
          <table:table-cell table:style-name="ce40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31]; COUNTA([.C$32:.C34]); &quot;.&quot;)" office:value-type="string" office:string-value="8.4.3.">
            <text:p>8.4.3.</text:p>
          </table:table-cell>
          <table:table-cell table:style-name="ce40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5]); &quot;.&quot;)" office:value-type="string" office:string-value="8.4.4.">
            <text:p>8.4.4.</text:p>
          </table:table-cell>
          <table:table-cell table:style-name="ce40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6]); &quot;.&quot;)" office:value-type="string" office:string-value="8.4.5.">
            <text:p>8.4.5.</text:p>
          </table:table-cell>
          <table:table-cell table:style-name="ce40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8]); &quot;.&quot;)" office:value-type="string" office:string-value="8.5.">
            <text:p>8.5.</text:p>
          </table:table-cell>
          <table:table-cell table:style-name="ce37"/>
          <table:table-cell table:style-name="ce39"/>
          <table:table-cell table:style-name="ce37" office:value-type="string">
            <text:p>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7])+[.G38]" office:value-type="time" office:time-value="PT17H00M00S">
            <text:p>17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38]; COUNTA([.C$39:.C39]); &quot;.&quot;)" office:value-type="string" office:string-value="8.5.1.">
            <text:p>8.5.1.</text:p>
          </table:table-cell>
          <table:table-cell table:style-name="ce40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8]; COUNTA([.C$39:.C41]); &quot;.&quot;)" office:value-type="string" office:string-value="8.5.2.">
            <text:p>8.5.2.</text:p>
          </table:table-cell>
          <table:table-cell table:style-name="ce40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43]); &quot;.&quot;)" office:value-type="string" office:string-value="8.6.">
            <text:p>8.6.</text:p>
          </table:table-cell>
          <table:table-cell table:style-name="ce37"/>
          <table:table-cell table:style-name="ce39"/>
          <table:table-cell table:style-name="ce37" office:value-type="string">
            <text:p>Update and verify working copy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2])+[.G43]" office:value-type="time" office:time-value="PT17H15M00S">
            <text:p>17:1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43]; COUNTA([.C$44:.C44]); &quot;.&quot;)" office:value-type="string" office:string-value="8.6.1.">
            <text:p>8.6.1.</text:p>
          </table:table-cell>
          <table:table-cell table:style-name="ce40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3]; COUNTA([.C$44:.C45]); &quot;.&quot;)" office:value-type="string" office:string-value="8.6.2.">
            <text:p>8.6.2.</text:p>
          </table:table-cell>
          <table:table-cell table:style-name="ce40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3">
          <table:table-cell table:style-name="ce70"/>
          <table:table-cell table:style-name="ce72"/>
          <table:table-cell table:style-name="ce72" table:formula="of:=CONCATENATE([.B$43]; COUNTA([.C$44:.C46]); &quot;.&quot;)" office:value-type="string" office:string-value="8.6.3.">
            <text:p>8.6.3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'YAT' as the active startup project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43]; COUNTA([.C$44:.C47]); &quot;.&quot;)" office:value-type="string" office:string-value="8.6.4.">
            <text:p>8.6.4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ALAZ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43]; COUNTA([.C$44:.C48]); &quot;.&quot;)" office:value-type="string" office:string-value="8.6.5.">
            <text:p>8.6.5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MKY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43]; COUNTA([.C$44:.C49]); &quot;.&quot;)" office:value-type="string" office:string-value="8.6.6.">
            <text:p>8.6.6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NUnit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43]; COUNTA([.C$44:.C50]); &quot;.&quot;)" office:value-type="string" office:string-value="8.6.7.">
            <text:p>8.6.7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Increment product version in YAT.Version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 table:number-columns-repeated="2"/>
          <table:table-cell table:style-name="ce99"/>
          <table:table-cell table:style-name="ce70" office:value-type="string">
            <text:p>All version must be incremented to later ensure proper installation!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43]; COUNTA([.C$44:.C52]); &quot;.&quot;)" office:value-type="string" office:string-value="8.6.8.">
            <text:p>8.6.8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name post fix in "YAT.Utilities.ApplicationInfo"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 table:number-columns-repeated="2"/>
          <table:table-cell table:style-name="ce99"/>
          <table:table-cell table:style-name="ce70" office:value-type="string">
            <text:p>&gt; Add 'Development' to clearly state that files are non-released revision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/>
          <table:table-cell table:style-name="ce72" table:formula="of:=CONCATENATE([.B$43]; COUNTA([.C$44:.C54]); &quot;.&quot;)" office:value-type="string" office:string-value="8.6.9.">
            <text:p>8.6.9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version in MKY file header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0"/>
          <table:table-cell table:style-name="ce108"/>
          <table:table-cell table:style-name="ce70" office:value-type="string">
            <text:p>&gt; Add 'Development', e.g. '// MKY Development Version 1.0.7'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2" table:formula="of:=CONCATENATE([.B$43]; COUNTA([.C$44:.C56]); &quot;.&quot;)" office:value-type="string" office:string-value="8.6.10.">
            <text:p>8.6.10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version in NUnit file header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0"/>
          <table:table-cell table:style-name="ce108"/>
          <table:table-cell table:style-name="ce70" office:value-type="string">
            <text:p>&gt; Add 'Development', e.g. '// NUnit Development Version 1.0.4'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style-name="ce70"/>
          <table:table-cell table:style-name="ce72"/>
          <table:table-cell table:style-name="ce72" table:formula="of:=CONCATENATE([.B$43]; COUNTA([.C$44:.C58]); &quot;.&quot;)" office:value-type="string" office:string-value="8.6.11.">
            <text:p>8.6.11.</text:p>
          </table:table-cell>
          <table:table-cell table:style-name="ce99" office:value-type="string">
            <text:p></text:p>
          </table:table-cell>
          <table:table-cell table:style-name="ce70" office:value-type="string">
            <text:p>Set product version in YAT file headers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3">
          <table:table-cell table:style-name="ce70"/>
          <table:table-cell table:style-name="ce72"/>
          <table:table-cell table:style-name="ce70"/>
          <table:table-cell table:style-name="ce108"/>
          <table:table-cell table:style-name="ce70" office:value-type="string">
            <text:p>&gt; Add 'Development', e.g. '// YAT 2.0 Beta 4 Candidate 1 Development Version 1.99.28'</text:p>
          </table:table-cell>
          <table:table-cell table:style-name="ce70"/>
          <table:table-cell table:style-name="ce105"/>
          <table:table-cell table:style-name="ce107"/>
          <table:table-cell table:style-name="ce105"/>
          <table:table-cell table:style-name="ce107"/>
          <table:table-cell table:style-name="ce70" table:number-columns-repeated="1014"/>
        </table:table-row>
        <table:table-row table:style-name="ro1">
          <table:table-cell table:number-columns-repeated="2"/>
          <table:table-cell table:style-name="ce34" table:formula="of:=CONCATENATE([.B$43]; COUNTA([.C$44:.C60]); &quot;.&quot;)" office:value-type="string" office:string-value="8.6.12.">
            <text:p>8.6.12.</text:p>
          </table:table-cell>
          <table:table-cell table:style-name="ce40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3]; COUNTA([.C$44:.C62]); &quot;.&quot;)" office:value-type="string" office:string-value="8.6.13.">
            <text:p>8.6.13.</text:p>
          </table:table-cell>
          <table:table-cell table:style-name="ce40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64]); &quot;.&quot;)" office:value-type="string" office:string-value="8.7.">
            <text:p>8.7.</text:p>
          </table:table-cell>
          <table:table-cell table:style-name="ce37"/>
          <table:table-cell table:style-name="ce39"/>
          <table:table-cell table:style-name="ce37" office:value-type="string">
            <text:p>Update statistic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9])+[.G64]" office:value-type="time" office:time-value="PT17H30M00S">
            <text:p>17:30</text:p>
          </table:table-cell>
          <table:table-cell table:style-name="ce57"/>
          <table:table-cell table:number-columns-repeated="1014"/>
        </table:table-row>
        <table:table-row table:style-name="ro3">
          <table:table-cell table:number-columns-repeated="2"/>
          <table:table-cell table:style-name="ce34" table:formula="of:=CONCATENATE([.B$64]; COUNTA([.C$65:.C65]); &quot;.&quot;)" office:value-type="string" office:string-value="8.7.1.">
            <text:p>8.7.1.</text:p>
          </table:table-cell>
          <table:table-cell table:style-name="ce40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67]); &quot;.&quot;)" office:value-type="string" office:string-value="8.8.">
            <text:p>8.8.</text:p>
          </table:table-cell>
          <table:table-cell table:style-name="ce37"/>
          <table:table-cell table:style-name="ce39"/>
          <table:table-cell table:style-name="ce37" office:value-type="string">
            <text:p>Commit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66])+[.G67]" office:value-type="time" office:time-value="PT17H35M00S">
            <text:p>17:3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67]; COUNTA([.C$68:.C68]); &quot;.&quot;)" office:value-type="string" office:string-value="8.8.1.">
            <text:p>8.8.1.</text:p>
          </table:table-cell>
          <table:table-cell table:style-name="ce40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70]); &quot;.&quot;)" office:value-type="string" office:string-value="8.9.">
            <text:p>8.9.</text:p>
          </table:table-cell>
          <table:table-cell table:style-name="ce37"/>
          <table:table-cell table:style-name="ce39"/>
          <table:table-cell table:style-name="ce37" office:value-type="string">
            <text:p>Backup PC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63])+[.G70]" office:value-type="time" office:time-value="PT17H45M00S">
            <text:p>17:4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70]; COUNTA([.C$71:.C71]); &quot;.&quot;)" office:value-type="string" office:string-value="8.9.1.">
            <text:p>8.9.1.</text:p>
          </table:table-cell>
          <table:table-cell table:style-name="ce40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70]; COUNTA([.C$71:.C72]); &quot;.&quot;)" office:value-type="string" office:string-value="8.9.2.">
            <text:p>8.9.2.</text:p>
          </table:table-cell>
          <table:table-cell table:style-name="ce40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8:'0. Overview'.C3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27.03.2013</text:date>, <text:time>09:37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3T12:35:09.64</meta:creation-date>
    <meta:editing-duration>P5DT9H27M55S</meta:editing-duration>
    <meta:editing-cycles>96</meta:editing-cycles>
    <meta:generator>OpenOffice.org/3.3$Win32 OpenOffice.org_project/330m20$Build-9567</meta:generator>
    <meta:initial-creator>Matthias Kläy</meta:initial-creator>
    <dc:date>2013-03-27T09:37:49.31</dc:date>
    <meta:print-date>2013-01-02T18:59:27.40</meta:print-date>
    <meta:document-statistic meta:table-count="9" meta:cell-count="882" meta:object-count="0"/>
  </office:meta>
</office:document-meta>
</file>